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bold" officeooo:rsid="001f31ff" officeooo:paragraph-rsid="0023d752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26a458" officeooo:paragraph-rsid="0026a458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295a3a" officeooo:paragraph-rsid="00295a3a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54bba" officeooo:paragraph-rsid="00354bba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5bbdf" officeooo:paragraph-rsid="0035bbdf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9ffd4" officeooo:paragraph-rsid="0039ffd4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bb084" officeooo:paragraph-rsid="003bb08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42a6e7" officeooo:paragraph-rsid="0042a6e7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5bbdf" officeooo:paragraph-rsid="0035bbdf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c6dc2" officeooo:paragraph-rsid="003c6dc2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officeooo:paragraph-rsid="00387cd4"/>
    </style:style>
    <style:style style:name="P12" style:family="paragraph" style:parent-style-name="Header">
      <style:text-properties officeooo:rsid="004e9475" officeooo:paragraph-rsid="004e9475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5pt" fo:font-weight="normal" officeooo:rsid="001f31ff" officeooo:paragraph-rsid="001f31ff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15" style:family="paragraph" style:parent-style-name="Standard" style:list-style-name="L2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16" style:family="paragraph" style:parent-style-name="Standard" style:list-style-name="L2">
      <style:paragraph-properties fo:text-align="justify" style:justify-single-word="false">
        <style:tab-stops>
          <style:tab-stop style:position="2.54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17" style:family="paragraph" style:parent-style-name="Standard" style:list-style-name="L2">
      <style:paragraph-properties fo:text-align="justify" style:justify-single-word="false">
        <style:tab-stops>
          <style:tab-stop style:position="1.94cm"/>
          <style:tab-stop style:position="2.011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18" style:family="paragraph" style:parent-style-name="Standard" style:list-style-name="L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02248" officeooo:paragraph-rsid="00302248" style:font-size-asian="13.1000003814697pt" style:font-weight-asian="normal" style:font-size-complex="15pt" style:font-weight-complex="normal"/>
    </style:style>
    <style:style style:name="P19" style:family="paragraph" style:parent-style-name="Standard" style:list-style-name="L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75e85" officeooo:paragraph-rsid="00275e85" style:font-size-asian="13.1000003814697pt" style:font-weight-asian="normal" style:font-size-complex="15pt" style:font-weight-complex="normal"/>
    </style:style>
    <style:style style:name="P20" style:family="paragraph" style:parent-style-name="Standard" style:list-style-name="L4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b2a12" officeooo:paragraph-rsid="002b2a12" style:font-size-asian="13.1000003814697pt" style:font-weight-asian="normal" style:font-size-complex="15pt" style:font-weight-complex="normal"/>
    </style:style>
    <style:style style:name="P21" style:family="paragraph" style:parent-style-name="Standard" style:list-style-name="L4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30335" officeooo:paragraph-rsid="00330335" style:font-size-asian="13.1000003814697pt" style:font-weight-asian="normal" style:font-size-complex="15pt" style:font-weight-complex="normal"/>
    </style:style>
    <style:style style:name="P22" style:family="paragraph" style:parent-style-name="Standard" style:list-style-name="L5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5bbdf" officeooo:paragraph-rsid="0035bbdf" style:font-size-asian="13.1000003814697pt" style:font-weight-asian="normal" style:font-size-complex="15pt" style:font-weight-complex="normal"/>
    </style:style>
    <style:style style:name="P23" style:family="paragraph" style:parent-style-name="Standard" style:list-style-name="L6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9ffd4" officeooo:paragraph-rsid="0039ffd4" style:font-size-asian="13.1000003814697pt" style:font-weight-asian="normal" style:font-size-complex="15pt" style:font-weight-complex="normal"/>
    </style:style>
    <style:style style:name="P24" style:family="paragraph" style:parent-style-name="Standard" style:list-style-name="L7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9ffd4" officeooo:paragraph-rsid="0039ffd4" style:font-size-asian="13.1000003814697pt" style:font-weight-asian="normal" style:font-size-complex="15pt" style:font-weight-complex="normal"/>
    </style:style>
    <style:style style:name="P25" style:family="paragraph" style:parent-style-name="Standard" style:list-style-name="L7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b6f86" officeooo:paragraph-rsid="003b6f86" style:font-size-asian="13.1000003814697pt" style:font-weight-asian="normal" style:font-size-complex="15pt" style:font-weight-complex="normal"/>
    </style:style>
    <style:style style:name="P26" style:family="paragraph" style:parent-style-name="Standard" style:list-style-name="L8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c6dc2" officeooo:paragraph-rsid="003c6dc2" style:font-size-asian="13.1000003814697pt" style:font-weight-asian="normal" style:font-size-complex="15pt" style:font-weight-complex="normal"/>
    </style:style>
    <style:style style:name="P27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42065" officeooo:paragraph-rsid="00442065" style:font-size-asian="13.1000003814697pt" style:font-weight-asian="normal" style:font-size-complex="15pt" style:font-weight-complex="normal"/>
    </style:style>
    <style:style style:name="P28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76c5c" officeooo:paragraph-rsid="00476c5c" style:font-size-asian="13.1000003814697pt" style:font-weight-asian="normal" style:font-size-complex="15pt" style:font-weight-complex="normal"/>
    </style:style>
    <style:style style:name="P29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a76a7" officeooo:paragraph-rsid="004a76a7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4818a" officeooo:paragraph-rsid="0054818a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5c3d3" officeooo:paragraph-rsid="0055c3d3" style:font-size-asian="13.1000003814697pt" style:font-weight-asian="normal" style:font-size-complex="15pt" style:font-weight-complex="normal"/>
    </style:style>
    <style:style style:name="P32" style:family="paragraph" style:parent-style-name="Standard" style:list-style-name="L1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6ed50" officeooo:paragraph-rsid="0056ed50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6ed50" officeooo:paragraph-rsid="0056ed50" style:font-size-asian="13.1000003814697pt" style:font-weight-asian="normal" style:font-size-complex="15pt" style:font-weight-complex="normal"/>
    </style:style>
    <style:style style:name="P34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70cf0" officeooo:paragraph-rsid="00570cf0" style:font-size-asian="13.1000003814697pt" style:font-weight-asian="normal" style:font-size-complex="15pt" style:font-weight-complex="normal"/>
    </style:style>
    <style:style style:name="P35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8db8c" officeooo:paragraph-rsid="0058db8c" style:font-size-asian="13.1000003814697pt" style:font-weight-asian="normal" style:font-size-complex="15pt" style:font-weight-complex="normal"/>
    </style:style>
    <style:style style:name="P36" style:family="paragraph" style:parent-style-name="Standard" style:list-style-name="L1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eba2c" officeooo:paragraph-rsid="005eba2c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eba2c" officeooo:paragraph-rsid="005eba2c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5pt" fo:font-style="normal" fo:font-weight="bold" officeooo:rsid="0025fc5f" officeooo:paragraph-rsid="0025fc5f" style:font-size-asian="13.1000003814697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530db2" officeooo:paragraph-rsid="0056ed50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56ed50" officeooo:paragraph-rsid="0056ed50" style:font-size-asian="13.1000003814697pt" style:font-weight-asian="bold" style:font-size-complex="15pt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01f31ff"/>
    </style:style>
    <style:style style:name="P42" style:family="paragraph" style:parent-style-name="Standard" style:list-style-name="L2">
      <style:paragraph-properties fo:text-align="justify" style:justify-single-word="false">
        <style:tab-stops>
          <style:tab-stop style:position="1.905cm"/>
        </style:tab-stops>
      </style:paragraph-properties>
      <style:text-properties officeooo:paragraph-rsid="0025fc5f"/>
    </style:style>
    <style:style style:name="P43" style:family="paragraph" style:parent-style-name="Standard" style:list-style-name="L2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25fc5f"/>
    </style:style>
    <style:style style:name="P44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442065"/>
    </style:style>
    <style:style style:name="P45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4a76a7"/>
    </style:style>
    <style:style style:name="P46" style:family="paragraph" style:parent-style-name="Standard" style:list-style-name="L10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54818a"/>
    </style:style>
    <style:style style:name="P47" style:family="paragraph" style:parent-style-name="Standard" style:list-style-name="L11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54818a"/>
    </style:style>
    <style:style style:name="P48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58db8c"/>
    </style:style>
    <style:style style:name="P49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33097" officeooo:paragraph-rsid="00633097" style:font-weight-asian="normal" style:font-weight-complex="normal"/>
    </style:style>
    <style:style style:name="P50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4e44c" officeooo:paragraph-rsid="0064e44c" style:font-weight-asian="normal" style:font-weight-complex="normal"/>
    </style:style>
    <style:style style:name="P51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6a403" officeooo:paragraph-rsid="0066a403" style:font-weight-asian="normal" style:font-weight-complex="normal"/>
    </style:style>
    <style:style style:name="P5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bold" officeooo:rsid="00633097" officeooo:paragraph-rsid="00633097" style:font-weight-asian="bold" style:font-weight-complex="bold"/>
    </style:style>
    <style:style style:name="P53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5beff1" officeooo:paragraph-rsid="005beff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9459d" style:font-style-asian="italic" style:font-style-complex="italic"/>
    </style:style>
    <style:style style:name="T3" style:family="text">
      <style:text-properties fo:font-style="italic" officeooo:rsid="004a76a7" style:font-style-asian="italic" style:font-style-complex="italic"/>
    </style:style>
    <style:style style:name="T4" style:family="text">
      <style:text-properties fo:font-style="italic" officeooo:rsid="004fb0ef" style:font-style-asian="italic" style:font-style-complex="italic"/>
    </style:style>
    <style:style style:name="T5" style:family="text">
      <style:text-properties fo:font-size="15pt" fo:font-weight="normal" officeooo:rsid="001f31ff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21a8cf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25fc5f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2e9054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442065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442d48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462c07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476c5c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4a76a7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4ab633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04cb2c7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04d25b5" style:font-size-asian="13.1000003814697pt" style:font-weight-asian="normal" style:font-size-complex="15pt" style:font-weight-complex="normal"/>
    </style:style>
    <style:style style:name="T17" style:family="text">
      <style:text-properties fo:font-size="15pt" fo:font-weight="normal" officeooo:rsid="0054818a" style:font-size-asian="13.1000003814697pt" style:font-weight-asian="normal" style:font-size-complex="15pt" style:font-weight-complex="normal"/>
    </style:style>
    <style:style style:name="T18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fo:font-style="normal" fo:font-weight="normal" officeooo:rsid="0058db8c" style:font-size-asian="13.1000003814697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size="15pt" fo:font-style="normal" fo:font-weight="normal" officeooo:rsid="005a3946" style:font-size-asian="13.1000003814697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22" style:family="text">
      <style:text-properties fo:font-size="15pt" fo:font-style="normal" officeooo:rsid="0064e44c" style:font-size-asian="13.1000003814697pt" style:font-style-asian="normal" style:font-size-complex="15pt" style:font-style-complex="normal"/>
    </style:style>
    <style:style style:name="T23" style:family="text">
      <style:text-properties fo:font-size="15pt" fo:font-style="normal" officeooo:rsid="0066a403" style:font-size-asian="13.1000003814697pt" style:font-style-asian="normal" style:font-size-complex="15pt" style:font-style-complex="normal"/>
    </style:style>
    <style:style style:name="T24" style:family="text">
      <style:text-properties fo:font-size="15pt" fo:font-weight="bold" officeooo:rsid="00387cd4" style:font-size-asian="13.1000003814697pt" style:font-weight-asian="bold" style:font-size-complex="15pt" style:font-weight-complex="bold"/>
    </style:style>
    <style:style style:name="T25" style:family="text">
      <style:text-properties fo:font-size="15pt" fo:font-weight="bold" officeooo:rsid="0039ffd4" style:font-size-asian="13.1000003814697pt" style:font-weight-asian="bold" style:font-size-complex="15pt" style:font-weight-complex="bold"/>
    </style:style>
    <style:style style:name="T26" style:family="text">
      <style:text-properties fo:font-size="15pt" fo:font-weight="bold" officeooo:rsid="003a5ff8" style:font-size-asian="13.1000003814697pt" style:font-weight-asian="bold" style:font-size-complex="15pt" style:font-weight-complex="bold"/>
    </style:style>
    <style:style style:name="T27" style:family="text">
      <style:text-properties officeooo:rsid="001ff98b"/>
    </style:style>
    <style:style style:name="T28" style:family="text">
      <style:text-properties officeooo:rsid="0021a8cf"/>
    </style:style>
    <style:style style:name="T29" style:family="text">
      <style:text-properties officeooo:rsid="0023d752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9459d" style:font-style-asian="normal" style:font-style-complex="normal"/>
    </style:style>
    <style:style style:name="T32" style:family="text">
      <style:text-properties fo:font-style="normal" officeooo:rsid="004a76a7" style:font-style-asian="normal" style:font-style-complex="normal"/>
    </style:style>
    <style:style style:name="T33" style:family="text">
      <style:text-properties fo:font-style="normal" officeooo:rsid="004fb0ef" style:font-style-asian="normal" style:font-style-complex="normal"/>
    </style:style>
    <style:style style:name="T34" style:family="text">
      <style:text-properties officeooo:rsid="002cc528"/>
    </style:style>
    <style:style style:name="T35" style:family="text">
      <style:text-properties officeooo:rsid="002dc0f1"/>
    </style:style>
    <style:style style:name="T36" style:family="text">
      <style:text-properties officeooo:rsid="0034300a"/>
    </style:style>
    <style:style style:name="T37" style:family="text">
      <style:text-properties officeooo:rsid="003670d7"/>
    </style:style>
    <style:style style:name="T38" style:family="text">
      <style:text-properties officeooo:rsid="0039ffd4"/>
    </style:style>
    <style:style style:name="T39" style:family="text">
      <style:text-properties officeooo:rsid="003d12c7"/>
    </style:style>
    <style:style style:name="T40" style:family="text">
      <style:text-properties officeooo:rsid="003d9808"/>
    </style:style>
    <style:style style:name="T41" style:family="text">
      <style:text-properties officeooo:rsid="003ef33d"/>
    </style:style>
    <style:style style:name="T42" style:family="text">
      <style:text-properties officeooo:rsid="003fb5c7"/>
    </style:style>
    <style:style style:name="T43" style:family="text">
      <style:text-properties officeooo:rsid="004060ea"/>
    </style:style>
    <style:style style:name="T44" style:family="text">
      <style:text-properties officeooo:rsid="00442d48"/>
    </style:style>
    <style:style style:name="T45" style:family="text">
      <style:text-properties officeooo:rsid="0047958a"/>
    </style:style>
    <style:style style:name="T46" style:family="text">
      <style:text-properties officeooo:rsid="0047ae80"/>
    </style:style>
    <style:style style:name="T47" style:family="text">
      <style:text-properties officeooo:rsid="0049459d"/>
    </style:style>
    <style:style style:name="T48" style:family="text">
      <style:text-properties officeooo:rsid="004a76a7"/>
    </style:style>
    <style:style style:name="T49" style:family="text">
      <style:text-properties officeooo:rsid="004ab633"/>
    </style:style>
    <style:style style:name="T50" style:family="text">
      <style:text-properties officeooo:rsid="0056ed50"/>
    </style:style>
    <style:style style:name="T51" style:family="text">
      <style:text-properties officeooo:rsid="005ff66d"/>
    </style:style>
    <style:style style:name="T52" style:family="text">
      <style:text-properties officeooo:rsid="00613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29">ariables para el prompt:</text:span></text:p>
      <text:list xml:id="list426081563" text:style-name="L1">
        <text:list-item>
          <text:list>
            <text:list-item>
              <text:p text:style-name="P13">\e <text:tab/><text:tab/>→<text:span text:style-name="T28">Carácter ASCII de escape</text:span></text:p>
            </text:list-item>
            <text:list-item>
              <text:p text:style-name="P13">0;32m <text:tab/>→ color personali<text:span text:style-name="T28">zado</text:span></text:p>
            </text:list-item>
            <text:list-item>
              <text:p text:style-name="P41"><text:span text:style-name="T5">\u <text:tab/><text:tab/>→ n</text:span><text:span text:style-name="T6">ombre de usuario</text:span></text:p>
            </text:list-item>
            <text:list-item>
              <text:p text:style-name="P13">\s<text:tab/><text:tab/>→ nom<text:span text:style-name="T28">bre</text:span> del shell</text:p>
            </text:list-item>
            <text:list-item>
              <text:p text:style-name="P13">\d<text:tab/><text:tab/>→ data del d<text:span text:style-name="T28">í</text:span>a actual</text:p>
            </text:list-item>
            <text:list-item>
              <text:p text:style-name="P13">\T<text:tab/><text:tab/>→ hora en format<text:span text:style-name="T28">o</text:span> hh:mm:ss</text:p>
            </text:list-item>
            <text:list-item>
              <text:p text:style-name="P13">\A<text:tab/><text:tab/>→ hora en format<text:span text:style-name="T28">o</text:span> 24h <text:span text:style-name="T27">hh:mm</text:span></text:p>
            </text:list-item>
            <text:list-item>
              <text:p text:style-name="P13">\h <text:tab/><text:tab/>→<text:span text:style-name="T27"> </text:span>Nombre del host.</text:p>
            </text:list-item>
            <text:list-item>
              <text:p text:style-name="P13">\H <text:tab/><text:tab/>→<text:span text:style-name="T27"> </text:span>Nombre del host completo.</text:p>
            </text:list-item>
            <text:list-item>
              <text:p text:style-name="P13">\w <text:tab/><text:tab/>→<text:span text:style-name="T27"> </text:span>Path del directorio de trabajo actual.</text:p>
            </text:list-item>
            <text:list-item>
              <text:p text:style-name="P13">\W <text:tab/><text:tab/>→<text:span text:style-name="T27"> </text:span>Nombre del directorio de trabajo actual.</text:p>
            </text:list-item>
            <text:list-item>
              <text:p text:style-name="P13">\d <text:tab/><text:tab/>→ Fecha actual en formato (dia, mes, lun jul 27.</text:p>
            </text:list-item>
            <text:list-item>
              <text:p text:style-name="P13">\t <text:tab/><text:tab/>→<text:span text:style-name="T27"> </text:span>Hora actual en formato 24 horas (HH:MM:SS).</text:p>
            </text:list-item>
            <text:list-item>
              <text:p text:style-name="P13">\T <text:tab/><text:tab/>→<text:span text:style-name="T27"> </text:span>Hora actual en formato 12 horas (HH:MM:SS).</text:p>
            </text:list-item>
            <text:list-item>
              <text:p text:style-name="P13">\@ <text:tab/><text:tab/>→<text:span text:style-name="T27"> </text:span>Hora actual en formato 12 horas (am/pm).</text:p>
            </text:list-item>
            <text:list-item>
              <text:p text:style-name="P13">\n <text:tab/><text:tab/>→Nueva línea.</text:p>
            </text:list-item>
            <text:list-item>
              <text:p text:style-name="P13">\r <text:tab/><text:tab/>→Retorno de carro (enter/intro).</text:p>
            </text:list-item>
            <text:list-item>
              <text:p text:style-name="P13">\v <text:tab/><text:tab/>→Versión de bash.</text:p>
            </text:list-item>
            <text:list-item>
              <text:p text:style-name="P13">\V <text:tab/><text:tab/>→<text:span text:style-name="T27"> </text:span>Numero de la release de bash.</text:p>
            </text:list-item>
            <text:list-item>
              <text:p text:style-name="P13">\! <text:tab/><text:tab/>→<text:span text:style-name="T27"> </text:span>Número en el historial del comando ejecutado.</text:p>
            </text:list-item>
            <text:list-item>
              <text:p text:style-name="P13">\# <text:tab/><text:tab/>→<text:span text:style-name="T27"> </text:span>Número de comando de este comando.</text:p>
            </text:list-item>
            <text:list-item>
              <text:p text:style-name="P13">\$ <text:tab/><text:tab/>→<text:span text:style-name="T27"> </text:span>Si se tra<text:span text:style-name="T27">t</text:span>a de un usuario normal, aparece un $. Si se trata del usuario root, aparece un #.</text:p>
            </text:list-item>
            <text:list-item>
              <text:p text:style-name="P13">\\ <text:tab/><text:tab/>→<text:span text:style-name="T27"> </text:span>Barra diagonal.</text:p>
            </text:list-item>
            <text:list-item>
              <text:p text:style-name="P13">\[ <text:tab/><text:tab/>→<text:span text:style-name="T27"> </text:span>Inicio de una secuencia de caracteres no imprimibles.</text:p>
            </text:list-item>
            <text:list-item>
              <text:p text:style-name="P13">\] <text:tab/><text:tab/>→<text:span text:style-name="T27"> </text:span>Fin de una secuencia de caracteres no imprimibles.</text:p>
            </text:list-item>
            <text:list-item>
              <text:p text:style-name="P13"><text:span text:style-name="T27">C</text:span>arácter<text:tab/>→ <text:span text:style-name="T28">C</text:span>arácter que deseamos que aparezca sin la barra (\)</text:p>
            </text:list-item>
          </text:list>
        </text:list-item>
      </text:list>
      <text:p text:style-name="P38">Visualizar contenido</text:p>
      <text:list xml:id="list67593137" text:style-name="L2">
        <text:list-item>
          <text:p text:style-name="P14">head<text:tab/><text:tab/>→ visualizar por arriba del fichero</text:p>
          <text:list>
            <text:list-item>
              <text:p text:style-name="P15">-n<text:tab/>→ número de línea(s)</text:p>
            </text:list-item>
            <text:list-item>
              <text:p text:style-name="P42"><text:span text:style-name="T7">-c <text:s/><text:tab/>→ número de b</text:span><text:span text:style-name="T8">ytes</text:span></text:p>
            </text:list-item>
          </text:list>
        </text:list-item>
        <text:list-item>
          <text:p text:style-name="P16">tail<text:tab/>→ visualizar por debajo del fichero</text:p>
          <text:list>
            <text:list-item>
              <text:p text:style-name="P17">-n <text:tab/>→ número de línea(s)</text:p>
            </text:list-item>
            <text:list-item>
              <text:p text:style-name="P43"><text:span text:style-name="T7">-c <text:s/><text:tab/>→número de b</text:span><text:span text:style-name="T8">ytes</text:span></text:p>
            </text:list-item>
          </text:list>
        </text:list-item>
        <text:list-item>
          <text:p text:style-name="P18">wc</text:p>
          <text:list>
            <text:list-item>
              <text:p text:style-name="P18">-c<text:tab/>→ número de bytes</text:p>
            </text:list-item>
            <text:list-item>
              <text:p text:style-name="P18">-m<text:tab/>→ número de caracteres</text:p>
            </text:list-item>
            <text:list-item>
              <text:p text:style-name="P18">-l<text:tab/>→ número de líneas</text:p>
            </text:list-item>
            <text:list-item>
              <text:p text:style-name="P18">-<text:span text:style-name="T36">w<text:tab/>→ número de palabras</text:span></text:p>
            </text:list-item>
          </text:list>
        </text:list-item>
      </text:list>
      <text:p text:style-name="P2"><text:soft-page-break/>Visualizar el tamaño de los ficheros:</text:p>
      <text:list xml:id="list1403360971" text:style-name="L3">
        <text:list-item>
          <text:p text:style-name="P19">du</text:p>
          <text:list>
            <text:list-item>
              <text:p text:style-name="P19">-h<text:tab/>→ formato humano (K, M, G)</text:p>
            </text:list-item>
            <text:list-item>
              <text:p text:style-name="P19">-b<text:tab/>→ formato bytes</text:p>
            </text:list-item>
            <text:list-item>
              <text:p text:style-name="P19">-c<text:tab/>→ total del contenido (para directorios)</text:p>
            </text:list-item>
            <text:list-item>
              <text:p text:style-name="P19">-s<text:tab/>→ total del argumento</text:p>
            </text:list-item>
          </text:list>
        </text:list-item>
      </text:list>
      <text:p text:style-name="P3">Comando DATE</text:p>
      <text:list xml:id="list1277205856" text:style-name="L4">
        <text:list-item>
          <text:p text:style-name="P20">date</text:p>
          <text:list>
            <text:list-item>
              <text:p text:style-name="P20">%k<text:tab/>→<text:span text:style-name="T34"> horas</text:span></text:p>
            </text:list-item>
            <text:list-item>
              <text:p text:style-name="P20">%M<text:tab/>→<text:span text:style-name="T34"> minutos</text:span></text:p>
            </text:list-item>
            <text:list-item>
              <text:p text:style-name="P20">%n<text:tab/>→<text:span text:style-name="T34"> salto de línea</text:span></text:p>
            </text:list-item>
            <text:list-item>
              <text:p text:style-name="P20">%m<text:tab/>→<text:span text:style-name="T34"> mes del año</text:span></text:p>
            </text:list-item>
            <text:list-item>
              <text:p text:style-name="P20">%C<text:tab/>→<text:span text:style-name="T34"> siglo</text:span></text:p>
            </text:list-item>
            <text:list-item>
              <text:p text:style-name="P20">%j<text:tab/>→<text:span text:style-name="T34"> día del año</text:span></text:p>
            </text:list-item>
            <text:list-item>
              <text:p text:style-name="P20">%F<text:tab/>→<text:span text:style-name="T34"> fecha en formato (AAAA-MM-DD)</text:span></text:p>
            </text:list-item>
            <text:list-item>
              <text:p text:style-name="P20">%d<text:tab/>→<text:span text:style-name="T34"> día del mes</text:span></text:p>
            </text:list-item>
            <text:list-item>
              <text:p text:style-name="P20">%t<text:tab/>→<text:span text:style-name="T34"> salto</text:span></text:p>
            </text:list-item>
            <text:list-item>
              <text:p text:style-name="P20">%H<text:tab/>→<text:span text:style-name="T34"> horas</text:span></text:p>
            </text:list-item>
            <text:list-item>
              <text:p text:style-name="P20">%<text:span text:style-name="T34">Y<text:tab/>→ año</text:span></text:p>
            </text:list-item>
            <text:list-item>
              <text:p text:style-name="P20">%<text:span text:style-name="T34">D<text:tab/>→ fecha en formato (MM-DD-AA)</text:span></text:p>
            </text:list-item>
            <text:list-item>
              <text:p text:style-name="P20">%<text:span text:style-name="T34">e<text:tab/>→ día del mes</text:span></text:p>
            </text:list-item>
            <text:list-item>
              <text:p text:style-name="P20">%<text:span text:style-name="T34">c<text:tab/>→ Día de la semana, día del mes, mes del año, año, hora:minutos:segundos AM/PM UTC</text:span></text:p>
            </text:list-item>
            <text:list-item>
              <text:p text:style-name="P20">%<text:span text:style-name="T35">B<text:tab/>→ Mes del año (Febrero)</text:span></text:p>
            </text:list-item>
            <text:list-item>
              <text:p text:style-name="P20">%<text:span text:style-name="T35">b<text:tab/>→ Mes del año en formato corto (Feb)</text:span></text:p>
            </text:list-item>
          </text:list>
        </text:list-item>
        <text:list-item>
          <text:p text:style-name="P21">cal</text:p>
          <text:list>
            <text:list-item>
              <text:p text:style-name="P21">-y <text:tab/>→ año para visualizar</text:p>
            </text:list-item>
          </text:list>
        </text:list-item>
      </text:list>
      <text:p text:style-name="P4">Comando GREP<text:tab/><text:span text:style-name="T38">(filtra contenido)</text:span></text:p>
      <text:list xml:id="list3813727718" text:style-name="L5">
        <text:list-item>
          <text:p text:style-name="P22">grep</text:p>
          <text:list>
            <text:list-item>
              <text:p text:style-name="P22">^x<text:tab/><text:tab/><text:tab/>→ que empiecen por x</text:p>
            </text:list-item>
            <text:list-item>
              <text:p text:style-name="P22">x$<text:tab/><text:tab/><text:tab/>→ que acaben por x</text:p>
            </text:list-item>
            <text:list-item>
              <text:p text:style-name="P22">[xd]<text:tab/><text:tab/><text:tab/>→ que contengan x o d</text:p>
            </text:list-item>
            <text:list-item>
              <text:p text:style-name="P22">“\&lt;coche\&gt;”<text:tab/>→ que contengan la palabra “coche”</text:p>
            </text:list-item>
            <text:list-item>
              <text:p text:style-name="P22">“\&lt;co”<text:tab/><text:tab/><text:tab/>→ cualquier palabra que empiece por “co”</text:p>
            </text:list-item>
            <text:list-item>
              <text:p text:style-name="P22">“co\&gt;”<text:tab/><text:tab/><text:tab/>→ que acabe por “co”</text:p>
            </text:list-item>
            <text:list-item>
              <text:p text:style-name="P22">“n\{2,\}”<text:tab/><text:span text:style-name="T37">== “nn”</text:span>→ Las líneas que contengan dos “n” seguidas</text:p>
            </text:list-item>
            <text:list-item>
              <text:p text:style-name="P22">-</text:p>
            </text:list-item>
          </text:list>
        </text:list-item>
      </text:list>
      <text:p text:style-name="P11"><text:span text:style-name="T24">Comando C</text:span><text:span text:style-name="T25">UT<text:tab/>(</text:span><text:span text:style-name="T26">filtrar por columnas)</text:span></text:p>
      <text:list xml:id="list1048664053" text:style-name="L6">
        <text:list-item>
          <text:p text:style-name="P23">cut</text:p>
          <text:list>
            <text:list-item>
              <text:p text:style-name="P23">-d“ “<text:tab/><text:tab/>→ delimitador</text:p>
            </text:list-item>
            <text:list-item>
              <text:p text:style-name="P23">-f<text:tab/><text:tab/>→ field “columna”</text:p>
            </text:list-item>
          </text:list>
        </text:list-item>
      </text:list>
      <text:p text:style-name="P5"/>
      <text:p text:style-name="P6">Comando TR<text:tab/>(cambia caracteres)</text:p>
      <text:list xml:id="list836409931" text:style-name="L7">
        <text:list-item>
          <text:p text:style-name="P24">tr</text:p>
          <text:list>
            <text:list-item>
              <text:p text:style-name="P25">[:lower:] [:upper:]→cambia los caracteres a mayúsculas</text:p>
            </text:list-item>
            <text:list-item>
              <text:p text:style-name="P24">‘a-z’ ‘A-Z’ <text:tab/><text:tab/>→ cambia los caracteres a mayúsculas</text:p>
            </text:list-item>
            <text:list-item>
              <text:p text:style-name="P24">-s “ “<text:tab/><text:tab/><text:tab/>→ elimina caracteres repetidos</text:p>
            </text:list-item>
          </text:list>
        </text:list-item>
      </text:list>
      <text:p text:style-name="P9"/>
      <text:p text:style-name="P7">Comando SORT<text:tab/>(ordena el contenido)</text:p>
      <text:list xml:id="list2777841013" text:style-name="L8">
        <text:list-item>
          <text:p text:style-name="P26">sort</text:p>
          <text:list>
            <text:list-item>
              <text:p text:style-name="P26">-b<text:tab/>→ <text:span text:style-name="T39">ignora los espacios en blanco</text:span></text:p>
            </text:list-item>
            <text:list-item>
              <text:p text:style-name="P26">-d<text:tab/>→ <text:span text:style-name="T39">ignora los caracteres excepto letras, números y espacios</text:span></text:p>
            </text:list-item>
            <text:list-item>
              <text:p text:style-name="P26">-f<text:tab/>→ <text:span text:style-name="T40">considera iguales las mayúsculas y minúsculas</text:span></text:p>
            </text:list-item>
            <text:list-item>
              <text:p text:style-name="P26">-n<text:tab/>→ <text:span text:style-name="T41">ordena por valor numérico</text:span></text:p>
            </text:list-item>
            <text:list-item>
              <text:p text:style-name="P26">-r<text:tab/>→ <text:span text:style-name="T41">invierte el orden</text:span></text:p>
            </text:list-item>
            <text:list-item>
              <text:p text:style-name="P26">-k<text:tab/>→ <text:span text:style-name="T42">ordena por columna indicada (1 - 2)</text:span></text:p>
            </text:list-item>
            <text:list-item>
              <text:p text:style-name="P26">-o<text:tab/>→ <text:span text:style-name="T42">escribir el resultado en el fichero que se indique</text:span></text:p>
            </text:list-item>
            <text:list-item>
              <text:p text:style-name="P26">-<text:span text:style-name="T39">t<text:tab/>→ indicar separador “”.</text:span></text:p>
            </text:list-item>
            <text:list-item>
              <text:p text:style-name="P26">-<text:span text:style-name="T43">c<text:tab/>→ comprueba si está ordenado</text:span></text:p>
            </text:list-item>
          </text:list>
        </text:list-item>
      </text:list>
      <text:p text:style-name="P10"/>
      <text:p text:style-name="P8">Comando FIND</text:p>
      <text:list xml:id="list1680443139" text:style-name="L9">
        <text:list-item>
          <text:p text:style-name="P27">find</text:p>
          <text:list>
            <text:list-item>
              <text:p text:style-name="P44"><text:span text:style-name="T9">-</text:span><text:span text:style-name="T10">mtime<text:tab/><text:tab/><text:tab/>→ f</text:span><text:span text:style-name="T11">echa de modificación del fichero</text:span></text:p>
            </text:list-item>
            <text:list-item>
              <text:p text:style-name="P27">-<text:span text:style-name="T44">name “*.tmp”<text:tab/>→ nombre del fichero</text:span></text:p>
            </text:list-item>
            <text:list-item>
              <text:p text:style-name="P27">-<text:span text:style-name="T44">exec<text:tab/><text:tab/><text:tab/>→ ejecutar un comando</text:span></text:p>
            </text:list-item>
            <text:list-item>
              <text:p text:style-name="P27">-<text:span text:style-name="T44">user<text:tab/><text:tab/><text:tab/>→ indica el usuario</text:span></text:p>
            </text:list-item>
            <text:list-item>
              <text:p text:style-name="P27">-<text:span text:style-name="T44">anewer<text:tab/><text:tab/><text:tab/>→ El fichero más nuevo</text:span></text:p>
            </text:list-item>
            <text:list-item>
              <text:p text:style-name="P27">-<text:span text:style-name="T49">atime<text:tab/><text:tab/><text:tab/>→ Archivo accedido </text:span><text:span text:style-name="T4">n </text:span><text:span text:style-name="T33">horas antes</text:span></text:p>
            </text:list-item>
            <text:list-item>
              <text:p text:style-name="P28">-amin<text:tab/><text:tab/><text:tab/>→ <text:span text:style-name="T47">fichero accedido </text:span><text:span text:style-name="T2">n </text:span><text:span text:style-name="T31">minutos antes</text:span></text:p>
            </text:list-item>
            <text:list-item>
              <text:p text:style-name="P28">-type<text:tab/><text:tab/><text:tab/>→ <text:span text:style-name="T45">tipo de fichero (f = fichero, d= directorio)</text:span></text:p>
            </text:list-item>
            <text:list-item>
              <text:p text:style-name="P28">-size<text:tab/><text:tab/><text:tab/>→ <text:span text:style-name="T45">tamaño del fichero</text:span></text:p>
              <text:list>
                <text:list-item>
                  <text:p text:style-name="P28">-<text:span text:style-name="T48">m<text:tab/><text:tab/>→ tamaño menor a ...</text:span></text:p>
                </text:list-item>
                <text:list-item>
                  <text:p text:style-name="P29">+m<text:tab/><text:tab/>→ tamaño mayor a ...</text:p>
                </text:list-item>
              </text:list>
            </text:list-item>
            <text:list-item>
              <text:p text:style-name="P28">-a<text:tab/><text:tab/><text:tab/>→ equivalente a operador lógico AND</text:p>
            </text:list-item>
            <text:list-item>
              <text:p text:style-name="P28">-exec {}<text:tab/><text:tab/><text:tab/>→ <text:span text:style-name="T45">ejecuta sobre todos los ficheros que coincidan con la búsqueda.</text:span></text:p>
            </text:list-item>
            <text:list-item>
              <text:p text:style-name="P45"><text:span text:style-name="T12">-</text:span><text:span text:style-name="T13">cnewer<text:tab/><text:tab/><text:tab/>→ </text:span><text:span text:style-name="T14">f</text:span><text:span text:style-name="T15">ichero cambiado</text:span><text:span text:style-name="T14"> pero no accedido</text:span></text:p>
            </text:list-item>
            <text:list-item>
              <text:p text:style-name="P45"><text:soft-page-break/><text:span text:style-name="T13">-ctime<text:tab/><text:tab/><text:tab/>→ </text:span><text:span text:style-name="T14">f</text:span><text:span text:style-name="T15">ichero cambiado pero no accedido pero expresado en un tiempo indicado -</text:span><text:span text:style-name="T16">n/+n 1 (dia)</text:span></text:p>
            </text:list-item>
            <text:list-item>
              <text:p text:style-name="P28">-<text:span text:style-name="T46">cmin<text:tab/><text:tab/><text:tab/>→ estado del fichero cambiado </text:span><text:span text:style-name="T3">n</text:span><text:span text:style-name="T32"> minutos antes</text:span></text:p>
            </text:list-item>
            <text:list-item>
              <text:p text:style-name="P28">-<text:span text:style-name="T46">P<text:tab/><text:tab/><text:tab/>→ no seguir los enlaces simbólicos</text:span></text:p>
            </text:list-item>
            <text:list-item>
              <text:p text:style-name="P28">-<text:span text:style-name="T46">L<text:tab/><text:tab/><text:tab/>→ seguir los enlaces simbólicos</text:span></text:p>
            </text:list-item>
          </text:list>
        </text:list-item>
      </text:list>
      <text:p text:style-name="P39">V<text:span text:style-name="T50">ARIABLES EN LINUX</text:span></text:p>
      <text:list xml:id="list772678772" text:style-name="L10">
        <text:list-item>
          <text:p text:style-name="P46"><text:span text:style-name="T17">Crear una variable</text:span></text:p>
        </text:list-item>
      </text:list>
      <text:p text:style-name="P30"><text:tab/>x=hola</text:p>
      <text:p text:style-name="P30"/>
      <text:list xml:id="list1687240120" text:style-name="L11">
        <text:list-item>
          <text:p text:style-name="P47"><text:span text:style-name="T17">Mostrar variable</text:span></text:p>
        </text:list-item>
      </text:list>
      <text:p text:style-name="P31"><text:tab/>echo $x</text:p>
      <text:p text:style-name="P31"/>
      <text:list xml:id="list1963785756" text:style-name="L12">
        <text:list-item>
          <text:p text:style-name="P32">Borrar variable</text:p>
          <text:list>
            <text:list-header>
              <text:p text:style-name="P32">unset x</text:p>
            </text:list-header>
          </text:list>
        </text:list-item>
        <text:list-item>
          <text:p text:style-name="P36">Mostrar las variables del entorno <text:span text:style-name="T52">y área local</text:span></text:p>
        </text:list-item>
      </text:list>
      <text:p text:style-name="P37"><text:tab/><text:span text:style-name="T51">set</text:span></text:p>
      <text:p text:style-name="P33"/>
      <text:p text:style-name="P40">VARIABLES PREDEFINIDAS</text:p>
      <text:list xml:id="list2587064131" text:style-name="L13">
        <text:list-item>
          <text:p text:style-name="P34">$HOME <text:tab/><text:tab/>→ Define el directorio personal del usuario.</text:p>
        </text:list-item>
        <text:list-item>
          <text:p text:style-name="P34">$PATH <text:tab/><text:tab/>→ Determina los directorios de las ordenes y programas ejecutables.</text:p>
        </text:list-item>
        <text:list-item>
          <text:p text:style-name="P35">$PS1 <text:tab/><text:tab/>→ Define el <text:span text:style-name="T1">prompt </text:span><text:span text:style-name="T30">del shell principal.</text:span></text:p>
        </text:list-item>
        <text:list-item>
          <text:p text:style-name="P48"><text:span text:style-name="T19">$TMOUT<text:tab/>→ </text:span><text:span text:style-name="T20">Define el tiempo de inactividad antes de que el shell se cierre.</text:span></text:p>
        </text:list-item>
        <text:list-item>
          <text:p text:style-name="P53"><text:span text:style-name="T20">$ <text:tab/><text:tab/>→</text:span><text:span text:style-name="T18"> Define el PID del proceso que está ejecutando el shell actual.</text:span></text:p>
        </text:list-item>
      </text:list>
      <text:p text:style-name="P52"><text:span text:style-name="T21">METACARÁCTERES</text:span></text:p>
      <text:list xml:id="list192874671" text:style-name="L14">
        <text:list-item>
          <text:p text:style-name="P49"><text:span text:style-name="T21">?<text:tab/>→</text:span><text:span text:style-name="T22"> Sustituye a cualquier carácter, sin contar el primer punto.</text:span></text:p>
          <text:list>
            <text:list-item>
              <text:list>
                <text:list-item>
                  <text:p text:style-name="P50"><text:span text:style-name="T23">l</text:span><text:span text:style-name="T21">s -l ????</text:span></text:p>
                </text:list-item>
              </text:list>
            </text:list-item>
          </text:list>
        </text:list-item>
        <text:list-item>
          <text:p text:style-name="P50"><text:span text:style-name="T22">[</text:span><text:span text:style-name="T21"> ]<text:tab/>→ Define un rango de caracteres </text:span></text:p>
          <text:list>
            <text:list-item>
              <text:list>
                <text:list-header>
                  <text:p text:style-name="P51"><text:span text:style-name="T22">l</text:span><text:span text:style-name="T21">s [a-n]???</text:span></text:p>
                </text:list-header>
              </text:list>
            </text:list-item>
          </text:list>
          <text:p text:style-name="P51"><text:span text:style-name="T2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e9475" officeooo:paragraph-rsid="004e94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AMEN ISO<text:tab/><text:tab/>TEMA 3 &amp; 4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10:32:25.816000000</meta:creation-date>
    <dc:date>2021-02-23T20:21:27.033000000</dc:date>
    <meta:editing-duration>PT3H34M26S</meta:editing-duration>
    <meta:editing-cycles>68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137" meta:word-count="920" meta:character-count="4372" meta:non-whitespace-character-count="3596"/>
  </office:meta>
</office:document-meta>
</file>